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Exception.Binding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Exception.Binding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Exception.BindingException( String messag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Exception.BindingException( String message , Throwable caus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